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jf open 粉圓 1.12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3" svg:font-family="'jf open 粉圓 1.1'" style:font-pitch="variable"/>
    <style:font-face style:name="jf open 粉圓 1.1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16cm"/>
    </style:style>
    <style:style style:name="表格1.B" style:family="table-column">
      <style:table-column-properties style:column-width="3.087cm"/>
    </style:style>
    <style:style style:name="表格1.C" style:family="table-column">
      <style:table-column-properties style:column-width="10.61cm"/>
    </style:style>
    <style:style style:name="表格1.1" style:family="table-row">
      <style:table-row-properties style:min-row-height="1.48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style:vertical-align="middle" fo:padding="0.097cm" fo:border="0.5pt solid #000000" style:writing-mode="page"/>
    </style:style>
    <style:style style:name="表格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404cm"/>
    </style:style>
    <style:style style:name="表格2.B" style:family="table-column">
      <style:table-column-properties style:column-width="5.015cm"/>
    </style:style>
    <style:style style:name="表格2.C" style:family="table-column">
      <style:table-column-properties style:column-width="3.531cm"/>
    </style:style>
    <style:style style:name="表格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2.C1" style:family="table-cell">
      <style:table-cell-properties style:vertical-align="middle" fo:padding="0.097cm" fo:border="0.5pt solid #000000" style:writing-mode="page"/>
    </style:style>
    <style:style style:name="表格2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3" style:family="table-row">
      <style:table-row-properties style:min-row-height="1.058cm"/>
    </style:style>
    <style:style style:name="表格2.B14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表格3" style:family="table">
      <style:table-properties style:width="17cm" fo:break-before="page" table:align="margins"/>
    </style:style>
    <style:style style:name="表格3.A" style:family="table-column">
      <style:table-column-properties style:column-width="4.249cm" style:rel-column-width="16383*"/>
    </style:style>
    <style:style style:name="表格3.C" style:family="table-column">
      <style:table-column-properties style:column-width="8.5cm" style:rel-column-width="32769*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986cm" table:align="left"/>
    </style:style>
    <style:style style:name="表格4.A" style:family="table-column">
      <style:table-column-properties style:column-width="4.214cm"/>
    </style:style>
    <style:style style:name="表格4.B" style:family="table-column">
      <style:table-column-properties style:column-width="1.6cm"/>
    </style:style>
    <style:style style:name="表格4.C" style:family="table-column">
      <style:table-column-properties style:column-width="1.277cm"/>
    </style:style>
    <style:style style:name="表格4.D" style:family="table-column">
      <style:table-column-properties style:column-width="9.895cm"/>
    </style:style>
    <style:style style:name="表格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2" style:family="table-cell">
      <style:table-cell-properties fo:padding="0.097cm" fo:border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none" fo:border-top="none" fo:border-bottom="0.05pt solid #000000"/>
    </style:style>
    <style:style style:name="表格4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none" fo:border-top="none" fo:border-bottom="0.05pt solid #000000"/>
    </style:style>
    <style:style style:name="表格4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none" fo:border-top="none" fo:border-bottom="0.05pt solid #000000"/>
    </style:style>
    <style:style style:name="表格4.D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 style:master-page-name="">
      <style:paragraph-properties fo:margin-top="0.55cm" fo:margin-bottom="0.409cm" loext:contextual-spacing="false" style:page-number="auto" fo:break-before="page">
        <style:tab-stops/>
      </style:paragraph-properties>
      <style:text-properties officeooo:rsid="00105a22" officeooo:paragraph-rsid="00350e0f"/>
    </style:style>
    <style:style style:name="P2" style:family="paragraph" style:parent-style-name="Standard">
      <style:text-properties style:font-name="jf open 粉圓 1.13" fo:font-size="14pt" style:font-name-asian="jf open 粉圓 1.1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jf open 粉圓 1.13" fo:font-size="14pt" officeooo:paragraph-rsid="001dd1e5" style:font-name-asian="jf open 粉圓 1.1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jf open 粉圓 1.13" fo:font-size="14pt" style:font-name-asian="jf open 粉圓 1.1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jf open 粉圓 1.13" fo:font-size="14pt" officeooo:paragraph-rsid="001dd1e5" style:font-name-asian="jf open 粉圓 1.1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jf open 粉圓 1.13" fo:font-size="14pt" officeooo:rsid="0029159e" officeooo:paragraph-rsid="0029159e" style:font-name-asian="jf open 粉圓 1.13" style:font-size-asian="14pt" style:font-name-complex="jf open 粉圓 1.1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jf open 粉圓 1.13" fo:font-size="14pt" officeooo:rsid="00233146" officeooo:paragraph-rsid="0024cb0d" style:font-name-asian="jf open 粉圓 1.13" style:font-size-asian="14pt" style:font-name-complex="Noto Sans CJK TC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jf open 粉圓 1.13" fo:font-size="14pt" officeooo:rsid="004a1e75" officeooo:paragraph-rsid="001dd1e5" fo:background-color="transparent" style:font-name-asian="jf open 粉圓 1.1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jf open 粉圓 1.13" fo:font-size="14pt" officeooo:rsid="004a1e75" officeooo:paragraph-rsid="001dd1e5" fo:background-color="transparent" style:font-name-asian="jf open 粉圓 1.1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jf open 粉圓 1.13" fo:font-size="14pt" officeooo:rsid="004b5158" officeooo:paragraph-rsid="001dd1e5" fo:background-color="transparent" style:font-name-asian="jf open 粉圓 1.1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jf open 粉圓 1.13" fo:font-size="14pt" officeooo:rsid="00233146" officeooo:paragraph-rsid="0024cb0d" fo:background-color="transparent" style:font-name-asian="jf open 粉圓 1.13" style:font-size-asian="14pt" style:font-name-complex="Noto Sans CJK TC" style:font-size-complex="14pt"/>
    </style:style>
    <style:style style:name="P12" style:family="paragraph" style:parent-style-name="Table_20_Contents">
      <style:text-properties fo:color="#3465a4" style:font-name="jf open 粉圓 1.13" fo:font-size="20pt" style:font-name-asian="jf open 粉圓 1.13" style:font-size-asian="20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3465a4" style:font-name="jf open 粉圓 1.13" fo:font-size="20pt" officeooo:paragraph-rsid="001dd1e5" style:font-name-asian="jf open 粉圓 1.13" style:font-size-asian="20pt" style:font-size-complex="20pt"/>
    </style:style>
    <style:style style:name="P14" style:family="paragraph" style:parent-style-name="Table_20_Contents">
      <style:text-properties fo:color="#3465a4" style:font-name="jf open 粉圓 1.13" fo:font-size="20pt" officeooo:paragraph-rsid="002c28c4" style:font-name-asian="jf open 粉圓 1.13" style:font-size-asian="20pt" style:font-size-complex="20pt"/>
    </style:style>
    <style:style style:name="P15" style:family="paragraph" style:parent-style-name="Table_20_Contents">
      <style:text-properties style:font-name="jf open 粉圓 1.13" fo:font-size="14pt" style:font-name-asian="jf open 粉圓 1.13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jf open 粉圓 1.13" fo:font-size="14pt" officeooo:paragraph-rsid="001dd1e5" style:font-name-asian="jf open 粉圓 1.13" style:font-size-asian="14pt" style:font-size-complex="14pt"/>
    </style:style>
    <style:style style:name="P17" style:family="paragraph" style:parent-style-name="Table_20_Contents">
      <style:text-properties style:font-name="jf open 粉圓 1.13" fo:font-size="14pt" officeooo:paragraph-rsid="002b646b" style:font-name-asian="jf open 粉圓 1.13" style:font-size-asian="14pt" style:font-size-complex="14pt"/>
    </style:style>
    <style:style style:name="P18" style:family="paragraph" style:parent-style-name="Table_20_Contents">
      <style:text-properties style:font-name="jf open 粉圓 1.13" fo:font-size="14pt" officeooo:paragraph-rsid="00320615" style:font-name-asian="jf open 粉圓 1.13" style:font-size-asian="14pt" style:font-size-complex="14pt"/>
    </style:style>
    <style:style style:name="P19" style:family="paragraph" style:parent-style-name="Table_20_Contents">
      <style:text-properties style:font-name="jf open 粉圓 1.13" fo:font-size="14pt" officeooo:paragraph-rsid="002f3026" style:font-name-asian="jf open 粉圓 1.13" style:font-size-asian="14pt" style:font-size-complex="14pt"/>
    </style:style>
    <style:style style:name="P20" style:family="paragraph" style:parent-style-name="Table_20_Contents">
      <style:text-properties style:font-name="jf open 粉圓 1.13" fo:font-size="14pt" officeooo:paragraph-rsid="00307b40" style:font-name-asian="jf open 粉圓 1.13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jf open 粉圓 1.13" fo:font-size="14pt" officeooo:rsid="004a1e75" officeooo:paragraph-rsid="001dd1e5" fo:background-color="transparent" style:font-name-asian="jf open 粉圓 1.13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jf open 粉圓 1.13" fo:font-size="14pt" officeooo:rsid="004a1e75" officeooo:paragraph-rsid="001dd1e5" fo:background-color="transparent" style:font-name-asian="jf open 粉圓 1.13" style:font-size-asian="14pt" style:font-size-complex="14pt"/>
    </style:style>
    <style:style style:name="P23" style:family="paragraph" style:parent-style-name="Text_20_body">
      <style:text-properties style:font-name="jf open 粉圓 1.13" fo:font-size="14pt" style:font-name-asian="jf open 粉圓 1.13" style:font-size-asian="14pt" style:font-size-complex="14pt"/>
    </style:style>
    <style:style style:name="P24" style:family="paragraph" style:parent-style-name="Text_20_body">
      <style:text-properties style:font-name="jf open 粉圓 1.13" fo:font-size="14pt" officeooo:rsid="002f3026" officeooo:paragraph-rsid="00320615" style:font-name-asian="jf open 粉圓 1.13" style:font-size-asian="14pt" style:font-name-complex="OpenSymbol" style:font-size-complex="14pt"/>
    </style:style>
    <style:style style:name="P25" style:family="paragraph" style:parent-style-name="Text_20_body">
      <style:paragraph-properties fo:text-align="center" style:justify-single-word="false"/>
      <style:text-properties fo:color="#2a9d8f" style:font-name="jf open 粉圓 1.11" fo:font-size="18pt" fo:font-style="normal" fo:font-weight="normal" officeooo:rsid="00105a22" style:font-name-asian="jf open 粉圓 1.1" style:font-size-asian="18pt" style:font-weight-asian="normal" style:font-name-complex="Noto Sans CJK TC" style:font-size-complex="18pt" style:font-weight-complex="bold"/>
    </style:style>
    <style:style style:name="P26" style:family="paragraph" style:parent-style-name="Text_20_body">
      <style:paragraph-properties fo:margin-top="0.55cm" fo:margin-bottom="0.409cm" loext:contextual-spacing="false">
        <style:tab-stops/>
      </style:paragraph-properties>
      <style:text-properties style:font-name="jf open 粉圓 1.13" fo:font-size="14pt" officeooo:rsid="00105a22" officeooo:paragraph-rsid="001dd1e5" style:font-name-asian="jf open 粉圓 1.13" style:font-size-asian="14pt" style:font-size-complex="14pt"/>
    </style:style>
    <style:style style:name="T1" style:family="text">
      <style:text-properties officeooo:rsid="004d39d4"/>
    </style:style>
    <style:style style:name="T2" style:family="text">
      <style:text-properties officeooo:rsid="002f3026"/>
    </style:style>
    <style:style style:name="T3" style:family="text">
      <style:text-properties officeooo:rsid="002d3b12" style:font-name-complex="OpenSymbol"/>
    </style:style>
    <style:style style:name="T4" style:family="text">
      <style:text-properties officeooo:rsid="002d3b12" style:font-name-complex="jf open 粉圓 1.12"/>
    </style:style>
    <style:style style:name="T5" style:family="text">
      <style:text-properties officeooo:rsid="002d3b12" style:font-name-complex="Noto Sans CJK TC"/>
    </style:style>
    <style:style style:name="T6" style:family="text">
      <style:text-properties fo:color="#ffffff"/>
    </style:style>
    <style:style style:name="T7" style:family="text">
      <style:text-properties officeooo:rsid="002d3b12"/>
    </style:style>
    <style:style style:name="T8" style:family="text">
      <style:text-properties fo:color="#2a9d8f" style:font-name="jf open 粉圓 1.11" fo:font-size="24pt" fo:font-style="normal" fo:font-weight="normal" officeooo:rsid="00105a22" style:font-name-asian="jf open 粉圓 1.1" style:font-size-asian="24pt" style:font-weight-asian="normal" style:font-name-complex="Noto Sans CJK TC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陳宏彰的學習歷程自述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3" office:value-type="string">
            <text:p text:style-name="P13">個人特質</text:p>
          </table:table-cell>
          <table:table-cell table:style-name="表格1.A1" office:value-type="string">
            <text:p text:style-name="P3">有耐心不怕挫折</text:p>
          </table:table-cell>
          <table:table-cell table:style-name="表格1.C1" office:value-type="string">
            <text:p text:style-name="P3">高一時段考校排 50%，經過兩年的努力到班排第三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自律性</text:p>
          </table:table-cell>
          <table:table-cell table:style-name="表格1.C2" office:value-type="string">
            <text:p text:style-name="P3">我高中時自學程式，並且每天晚上花一個小時練習程式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不怕閱讀<text:line-break/>英文</text:p>
          </table:table-cell>
          <table:table-cell table:style-name="表格1.C2" office:value-type="string">
            <text:p text:style-name="P3">在自學程式的時候，常常會需要閱讀英文文件，這培養我的英文閱讀能力。</text:p>
          </table:table-cell>
        </table:table-row>
      </table:table>
      <text:p text:style-name="P23"/>
      <table:table table:name="表格2" table:style-name="表格2">
        <table:table-column table:style-name="表格2.A"/>
        <table:table-column table:style-name="表格2.B"/>
        <table:table-column table:style-name="表格2.C" table:number-columns-repeated="3"/>
        <table:table-row>
          <table:table-cell table:style-name="表格2.A1" table:number-rows-spanned="2" table:number-columns-spanned="2" office:value-type="string">
            <text:p text:style-name="P13">學習經歷</text:p>
          </table:table-cell>
          <table:covered-table-cell/>
          <table:table-cell table:style-name="表格2.C1" table:number-columns-spanned="3" office:value-type="string">
            <text:p text:style-name="P5">資科系教育目標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2.C2" office:value-type="string">
            <text:p text:style-name="P3">資訊學科基礎知識與技能</text:p>
          </table:table-cell>
          <table:table-cell table:style-name="表格2.C2" office:value-type="string">
            <text:p text:style-name="P3">創新發展與實作能力</text:p>
          </table:table-cell>
          <table:table-cell table:style-name="表格2.E2" office:value-type="string">
            <text:p text:style-name="P3">終身學習與掌握科技變化之能力</text:p>
          </table:table-cell>
        </table:table-row>
        <table:table-row table:style-name="表格2.3">
          <table:table-cell table:style-name="表格2.C2" table:number-rows-spanned="5" office:value-type="string">
            <text:p text:style-name="P16">專業課程</text:p>
          </table:table-cell>
          <table:table-cell table:style-name="表格2.C2" office:value-type="string">
            <text:p text:style-name="P3">科技倫理</text:p>
          </table:table-cell>
          <table:table-cell table:style-name="表格2.C2" office:value-type="string">
            <text:p text:style-name="P6">V</text:p>
          </table:table-cell>
          <table:table-cell table:style-name="表格2.C2" office:value-type="string">
            <text:p text:style-name="P5"/>
          </table:table-cell>
          <table:table-cell table:style-name="表格2.E2" office:value-type="string">
            <text:p text:style-name="P7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3">python APCS解題</text:p>
          </table:table-cell>
          <table:table-cell table:style-name="表格2.C2" office:value-type="string">
            <text:p text:style-name="P7">V</text:p>
          </table:table-cell>
          <table:table-cell table:style-name="表格2.C2" office:value-type="string">
            <text:p text:style-name="P7">V</text:p>
          </table:table-cell>
          <table:table-cell table:style-name="表格2.E2" office:value-type="string">
            <text:p text:style-name="P5"/>
          </table:table-cell>
        </table:table-row>
        <table:table-row table:style-name="表格2.3">
          <table:covered-table-cell/>
          <table:table-cell table:style-name="表格2.C2" office:value-type="string">
            <text:p text:style-name="P3">嵌入式系統開發</text:p>
          </table:table-cell>
          <table:table-cell table:style-name="表格2.C2" office:value-type="string">
            <text:p text:style-name="P5"/>
          </table:table-cell>
          <table:table-cell table:style-name="表格2.C2" office:value-type="string">
            <text:p text:style-name="P7">V</text:p>
          </table:table-cell>
          <table:table-cell table:style-name="表格2.E2" office:value-type="string">
            <text:p text:style-name="P5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3">資訊概論成績校排 1%</text:p>
          </table:table-cell>
          <table:table-cell table:style-name="表格2.C2" office:value-type="string">
            <text:p text:style-name="P7">V</text:p>
          </table:table-cell>
          <table:table-cell table:style-name="表格2.C2" office:value-type="string">
            <text:p text:style-name="P5">V</text:p>
          </table:table-cell>
          <table:table-cell table:style-name="表格2.E2" office:value-type="string">
            <text:p text:style-name="P7"/>
          </table:table-cell>
        </table:table-row>
        <table:table-row table:style-name="表格2.3">
          <table:covered-table-cell/>
          <table:table-cell table:style-name="表格2.C2" office:value-type="string">
            <text:p text:style-name="P3">高三生活科技學期成績 100 分</text:p>
          </table:table-cell>
          <table:table-cell table:style-name="表格2.C2" office:value-type="string">
            <text:p text:style-name="P7"/>
          </table:table-cell>
          <table:table-cell table:style-name="表格2.C2" office:value-type="string">
            <text:p text:style-name="P5">V</text:p>
          </table:table-cell>
          <table:table-cell table:style-name="表格2.E2" office:value-type="string">
            <text:p text:style-name="P7">V</text:p>
          </table:table-cell>
        </table:table-row>
        <table:table-row table:style-name="表格2.3">
          <table:table-cell table:style-name="表格2.C2" table:number-rows-spanned="4" office:value-type="string">
            <text:p text:style-name="P21">社團活動</text:p>
          </table:table-cell>
          <table:table-cell table:style-name="表格2.C2" office:value-type="string">
            <text:p text:style-name="P8">四校聯課總召</text:p>
          </table:table-cell>
          <table:table-cell table:style-name="表格2.C2" office:value-type="string">
            <text:p text:style-name="P9"/>
          </table:table-cell>
          <table:table-cell table:style-name="表格2.C2" office:value-type="string">
            <text:p text:style-name="P9">V</text:p>
          </table:table-cell>
          <table:table-cell table:style-name="表格2.E2" office:value-type="string">
            <text:p text:style-name="P11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8">寒暑訓講師</text:p>
          </table:table-cell>
          <table:table-cell table:style-name="表格2.C2" office:value-type="string">
            <text:p text:style-name="P9">V</text:p>
          </table:table-cell>
          <table:table-cell table:style-name="表格2.C2" office:value-type="string">
            <text:p text:style-name="P9"/>
          </table:table-cell>
          <table:table-cell table:style-name="表格2.E2" office:value-type="string">
            <text:p text:style-name="P11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8">社課講師</text:p>
          </table:table-cell>
          <table:table-cell table:style-name="表格2.C2" office:value-type="string">
            <text:p text:style-name="P9">V</text:p>
          </table:table-cell>
          <table:table-cell table:style-name="表格2.C2" office:value-type="string">
            <text:p text:style-name="P9"/>
          </table:table-cell>
          <table:table-cell table:style-name="表格2.E2" office:value-type="string">
            <text:p text:style-name="P11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8">社團伺服器維護人</text:p>
          </table:table-cell>
          <table:table-cell table:style-name="表格2.C2" office:value-type="string">
            <text:p text:style-name="P9">V</text:p>
          </table:table-cell>
          <table:table-cell table:style-name="表格2.C2" office:value-type="string">
            <text:p text:style-name="P9">V</text:p>
          </table:table-cell>
          <table:table-cell table:style-name="表格2.E2" office:value-type="string">
            <text:p text:style-name="P11">V</text:p>
          </table:table-cell>
        </table:table-row>
        <table:table-row table:style-name="表格2.3">
          <table:table-cell table:style-name="表格2.C2" table:number-rows-spanned="3" office:value-type="string">
            <text:p text:style-name="P21">校外活動</text:p>
          </table:table-cell>
          <table:table-cell table:style-name="表格2.C2" office:value-type="string">
            <text:p text:style-name="P10">2019 <text:span text:style-name="T1">SITCON Hour of Code 新北場志工</text:span></text:p>
          </table:table-cell>
          <table:table-cell table:style-name="表格2.C2" office:value-type="string">
            <text:p text:style-name="P11">V</text:p>
          </table:table-cell>
          <table:table-cell table:style-name="表格2.C2" office:value-type="string">
            <text:p text:style-name="P11"/>
          </table:table-cell>
          <table:table-cell table:style-name="表格2.E2" office:value-type="string">
            <text:p text:style-name="P11">V</text:p>
          </table:table-cell>
        </table:table-row>
        <table:table-row table:style-name="表格2.3">
          <table:covered-table-cell/>
          <table:table-cell table:style-name="表格2.C2" office:value-type="string">
            <text:p text:style-name="P22">中華電信IoT 營</text:p>
          </table:table-cell>
          <table:table-cell table:style-name="表格2.C2" office:value-type="string">
            <text:p text:style-name="P21">V</text:p>
          </table:table-cell>
          <table:table-cell table:style-name="表格2.C2" office:value-type="string">
            <text:p text:style-name="P21">V</text:p>
          </table:table-cell>
          <table:table-cell table:style-name="表格2.E2" office:value-type="string">
            <text:p text:style-name="P21"/>
          </table:table-cell>
        </table:table-row>
        <table:table-row table:style-name="表格2.3">
          <table:covered-table-cell/>
          <table:table-cell table:style-name="表格2.B14" office:value-type="string">
            <text:p text:style-name="P22">高中職 AI 競技營</text:p>
          </table:table-cell>
          <table:table-cell table:style-name="表格2.C2" office:value-type="string">
            <text:p text:style-name="P21">V</text:p>
          </table:table-cell>
          <table:table-cell table:style-name="表格2.C2" office:value-type="string">
            <text:p text:style-name="P21">V</text:p>
          </table:table-cell>
          <table:table-cell table:style-name="表格2.E2" office:value-type="string">
            <text:p text:style-name="P21"/>
          </table:table-cell>
        </table:table-row>
        <table:table-row table:style-name="表格2.3">
          <table:table-cell table:style-name="表格2.C2" office:value-type="string">
            <text:p text:style-name="P4">特殊表現</text:p>
          </table:table-cell>
          <table:table-cell table:style-name="表格2.B14" office:value-type="string">
            <text:p text:style-name="P22">通報學校資安漏洞</text:p>
          </table:table-cell>
          <table:table-cell table:style-name="表格2.C2" office:value-type="string">
            <text:p text:style-name="P21">V</text:p>
          </table:table-cell>
          <table:table-cell table:style-name="表格2.C2" office:value-type="string">
            <text:p text:style-name="P21">V</text:p>
          </table:table-cell>
          <table:table-cell table:style-name="表格2.E2" office:value-type="string">
            <text:p text:style-name="P21"/>
          </table:table-cell>
        </table:table-row>
      </table:table>
      <text:p text:style-name="P26"/>
      <table:table table:name="表格3" table:style-name="表格3">
        <table:table-column table:style-name="表格3.A" table:number-columns-repeated="2"/>
        <table:table-column table:style-name="表格3.C"/>
        <table:table-row>
          <table:table-cell table:style-name="表格3.A1" table:number-rows-spanned="4" office:value-type="string">
            <text:p text:style-name="P12">申請動機</text:p>
          </table:table-cell>
          <table:table-cell table:style-name="表格3.A1" office:value-type="string">
            <text:p text:style-name="P15">父親的影響</text:p>
          </table:table-cell>
          <table:table-cell table:style-name="表格3.C1" office:value-type="string">
            <text:p text:style-name="P15">爸爸是外商公司軟體工程師，我時常會和他討論程式上的問題。</text:p>
          </table:table-cell>
        </table:table-row>
        <table:table-row>
          <table:covered-table-cell/>
          <table:table-cell table:style-name="表格3.B2" office:value-type="string">
            <text:p text:style-name="P15">個人熱情</text:p>
          </table:table-cell>
          <table:table-cell table:style-name="表格3.C2" office:value-type="string">
            <text:p text:style-name="P15">每天我都會空出一小時研究程式，並紀錄在部落格（<text:a xlink:type="simple" xlink:href="https://blog.simba-fs.dev/" text:style-name="Internet_20_link" text:visited-style-name="Visited_20_Internet_20_Link">https://blog.simba-fs.dev</text:a>）</text:p>
          </table:table-cell>
        </table:table-row>
        <table:table-row>
          <table:covered-table-cell/>
          <table:table-cell table:style-name="表格3.B2" office:value-type="string">
            <text:p text:style-name="P15">從小接觸各種程式</text:p>
          </table:table-cell>
          <table:table-cell table:style-name="表格3.C3" office:value-type="string">
            <text:p text:style-name="P17">Scratch、AI2、C/C++、python HTML/CSS/JS、nodejs、bash</text:p>
          </table:table-cell>
        </table:table-row>
        <table:table-row>
          <table:covered-table-cell/>
          <table:table-cell table:style-name="表格3.B2" office:value-type="string">
            <text:p text:style-name="P15">讓生活更方便</text:p>
          </table:table-cell>
          <table:table-cell table:style-name="表格3.C4" office:value-type="string">
            <text:p text:style-name="P15">整合爬蟲、伺服器管理、script、社群媒體等技術製作斷電通知程式。</text:p>
          </table:table-cell>
        </table:table-row>
      </table:table>
      <text:p text:style-name="P2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table:number-rows-spanned="6" office:value-type="string">
            <text:p text:style-name="P14">讀書計畫</text:p>
          </table:table-cell>
          <table:table-cell table:style-name="表格4.B1" office:value-type="string">
            <text:p text:style-name="P15">近程</text:p>
          </table:table-cell>
          <table:table-cell table:style-name="表格4.C1" table:number-columns-spanned="2" office:value-type="string">
            <text:p text:style-name="P15"><text:span text:style-name="T3">●</text:span><text:span text:style-name="T4"> </text:span>完成高中微積分課程、達到英文多益 950 分</text:p>
            <text:p text:style-name="P18"><text:span text:style-name="T3">●</text:span><text:span text:style-name="T5"> </text:span>5月到8月參加全國大學先修課程，如微積分、 <text:s text:c="19"/><text:span text:style-name="T6">---</text:span>程式設計</text:p>
          </table:table-cell>
          <table:covered-table-cell/>
        </table:table-row>
        <table:table-row>
          <table:covered-table-cell/>
          <table:table-cell table:style-name="表格4.B5" table:number-rows-spanned="4" office:value-type="string">
            <text:p text:style-name="P2">中程</text:p>
          </table:table-cell>
          <table:table-cell table:style-name="表格4.C2" office:value-type="string">
            <text:p text:style-name="P19">專業能力</text:p>
          </table:table-cell>
          <table:table-cell table:style-name="表格4.D2" office:value-type="string">
            <text:p text:style-name="P19">演算法<text:span text:style-name="T2">、</text:span>組合語言、人工智慧概論、計算機圖學、資訊安全、密碼學概論、資訊專題</text:p>
          </table:table-cell>
        </table:table-row>
        <table:table-row>
          <table:covered-table-cell/>
          <table:covered-table-cell/>
          <table:table-cell table:style-name="表格4.C3" office:value-type="string">
            <text:p text:style-name="P15">檢定證照</text:p>
          </table:table-cell>
          <table:table-cell table:style-name="表格4.D3" office:value-type="string">
            <text:p text:style-name="P19">多益 950 分、CPE 專業級以上、GCP雲端架構師證照</text:p>
          </table:table-cell>
        </table:table-row>
        <table:table-row>
          <table:covered-table-cell/>
          <table:covered-table-cell/>
          <table:table-cell table:style-name="表格4.C5" office:value-type="string">
            <text:p text:style-name="P15">休閒生活</text:p>
          </table:table-cell>
          <table:table-cell table:style-name="表格4.D5" office:value-type="string">
            <text:p text:style-name="P20">持續運動，例如：桌球、羽球</text:p>
            <text:p text:style-name="P20">閱讀雜誌、參加校園講座</text:p>
          </table:table-cell>
        </table:table-row>
        <table:table-row>
          <table:covered-table-cell/>
          <table:covered-table-cell/>
          <table:table-cell table:style-name="表格4.C5" office:value-type="string">
            <text:p text:style-name="P15">其它</text:p>
          </table:table-cell>
          <table:table-cell table:style-name="表格4.D5" office:value-type="string">
            <text:p text:style-name="P15">參加企業實習計畫（Dcard、Google）</text:p>
          </table:table-cell>
        </table:table-row>
        <table:table-row>
          <table:covered-table-cell/>
          <table:table-cell table:style-name="表格4.B6" office:value-type="string">
            <text:p text:style-name="P19">遠程</text:p>
          </table:table-cell>
          <table:table-cell table:style-name="表格4.C6" table:number-columns-spanned="2" office:value-type="string">
            <text:p text:style-name="P24"><text:span text:style-name="T7">●</text:span><text:span text:style-name="T5"> </text:span>研究所精進知能，充實學業</text:p>
            <text:p text:style-name="P24"><text:span text:style-name="T7">●</text:span><text:span text:style-name="T5"> </text:span>從事軟體工程師相關工作</text:p>
            <text:p text:style-name="P24"><text:span text:style-name="T7">●</text:span><text:span text:style-name="T5"> </text:span>回饋社會，將所學整理成教學文章、影片分享</text:p>
          </table:table-cell>
          <table:covered-table-cell/>
        </table:table-row>
      </table:table>
      <text:p text:style-name="P25"/>
      <text:p text:style-name="P25">感謝教授的翻閱及指導，您辛苦了！</text:p>
      <text:p text:style-name="P25">我是陳宏彰，</text:p>
      <text:p text:style-name="P25">我準備好了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jf open 粉圓 1.12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3" svg:font-family="'jf open 粉圓 1.1'" style:font-pitch="variable"/>
    <style:font-face style:name="jf open 粉圓 1.1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/>
      <style:text-properties style:font-name="jf open 粉圓 1.13" fo:font-family="'jf open 粉圓 1.1'" style:font-pitch="variable" fo:font-size="14pt" style:font-name-asian="jf open 粉圓 1.13" style:font-family-asian="'jf open 粉圓 1.1'" style:font-pitch-asian="variable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fo:text-align="center" style:justify-single-word="false" style:page-number="auto">
        <style:tab-stops/>
      </style:paragraph-properties>
      <style:text-properties fo:color="#2a9d8f" style:font-name="jf open 粉圓 1.11" fo:font-family="'jf open 粉圓 1.1'" style:font-style-name="義式粗斜體" style:font-pitch="variable" fo:font-size="24pt" fo:font-style="normal" fo:font-weight="normal" style:font-name-asian="jf open 粉圓 1.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2a9d8f" style:font-name="jf open 粉圓 1.1" fo:font-family="'jf open 粉圓 1.1'" style:font-style-name="粗體" style:font-pitch="variable" fo:font-size="21pt" fo:font-weight="normal" style:font-name-asian="jf open 粉圓 1.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2a9d8f" style:font-name="jf open 粉圓 1.11" fo:font-family="'jf open 粉圓 1.1'" style:font-style-name="義式粗斜體" style:font-pitch="variable" fo:font-size="20pt" fo:font-style="normal" fo:font-weight="normal" style:font-name-asian="jf open 粉圓 1.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2a9d8f" style:font-name="jf open 粉圓 1.11" fo:font-family="'jf open 粉圓 1.1'" style:font-style-name="義式粗斜體" style:font-pitch="variable" fo:font-size="16pt" fo:font-style="normal" fo:font-weight="bold" style:font-name-asian="jf open 粉圓 1.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1:41:50.397988423</meta:creation-date>
    <dc:date>2021-04-04T20:27:28.942567041</dc:date>
    <meta:editing-duration>PT56M41S</meta:editing-duration>
    <meta:editing-cycles>9</meta:editing-cycles>
    <meta:generator>LibreOffice/6.4.6.2$Linux_X86_64 LibreOffice_project/40$Build-2</meta:generator>
    <meta:document-statistic meta:table-count="4" meta:image-count="0" meta:object-count="0" meta:page-count="2" meta:paragraph-count="87" meta:word-count="647" meta:character-count="806" meta:non-whitespace-character-count="761"/>
  </office:meta>
</office:document-meta>
</file>